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cm" svg:stroke-color="#000000" draw:fill-color="#808080" fo:padding-top="-0.045cm" fo:padding-bottom="-0.045cm" fo:padding-left="-0.045cm" fo:padding-right="-0.04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rect draw:style-name="gr2" draw:layer="layout" svg:width="1cm" svg:height="1cm" svg:x="0.214cm" svg:y="0.214cm">
            <text:p/>
          </draw:rect>
          <draw:polygon draw:style-name="gr3" draw:layer="layout" svg:width="1cm" svg:height="1cm" svg:x="0.214cm" svg:y="0.214cm" svg:viewBox="0 0 1001 1001" draw:points="500,0 1001,1001 0,1001">
            <text:p/>
          </draw:polygon>
          <draw:frame draw:style-name="gr4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shape</dc:title>
    <meta:creation-date>2011-02-07T16:55:5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